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S-Excel-for-Mac-version-16_9-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"Word" that probably appears in no or few files on most computer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uclenodr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reated using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soft Excel for Mac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sion 16.9 (180116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reated using the program above using “Save As” with the format choice below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ocument Spreadsheet (.ods)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6</meta:generator>
    <meta:initial-creator>Microsoft Office User</meta:initial-creator>
    <dc:creator>Microsoft Office User</dc:creator>
    <meta:creation-date>2018-06-17T23:45:06Z</meta:creation-date>
    <dc:date>2018-06-18T01:43:12Z</dc:date>
  </office:meta>
</office:document-meta>
</file>